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96b6"/>
    </style:style>
    <style:style style:name="P2" style:family="paragraph" style:parent-style-name="Standard">
      <style:text-properties officeooo:paragraph-rsid="001f1deb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e96b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f1deb" officeooo:paragraph-rsid="001f1de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1fc5c4" style:font-weight-asian="bold" style:font-weight-complex="bold"/>
    </style:style>
    <style:style style:name="P6" style:family="paragraph" style:parent-style-name="Standard">
      <style:text-properties officeooo:paragraph-rsid="001fc5c4"/>
    </style:style>
    <style:style style:name="P7" style:family="paragraph" style:parent-style-name="Standard">
      <style:text-properties style:text-underline-style="none" fo:font-weight="normal" officeooo:paragraph-rsid="001fc5c4" style:font-weight-asian="normal" style:font-weight-complex="normal"/>
    </style:style>
    <style:style style:name="T1" style:family="text">
      <style:text-properties officeooo:rsid="001e96b6"/>
    </style:style>
    <style:style style:name="T2" style:family="text">
      <style:text-properties fo:font-weight="bold" officeooo:rsid="001e96b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96b6" style:font-weight-asian="bold" style:font-weight-complex="bold"/>
    </style:style>
    <style:style style:name="T4" style:family="text">
      <style:text-properties officeooo:rsid="001fc5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Question #1</text:span></text:p>
      <text:p text:style-name="P1"/>
      <text:p text:style-name="P2">def DisplaySpiral(end_row, end_col, a):</text:p>
      <text:p text:style-name="P2"><text:tab/>start_row = 0</text:p>
      <text:p text:style-name="P2"><text:tab/>start_col = 0</text:p>
      <text:p text:style-name="P2"/>
      <text:p text:style-name="P2"/>
      <text:p text:style-name="P2"><text:tab/>while (start_row &lt; end_row and start_col &lt; end_col):</text:p>
      <text:p text:style-name="P2"/>
      <text:p text:style-name="P2"><text:tab/><text:tab/>for i in range(start_col, end_col):</text:p>
      <text:p text:style-name="P2"><text:tab/><text:tab/><text:tab/>print(a[start_row][i], end=" ")</text:p>
      <text:p text:style-name="P2"/>
      <text:p text:style-name="P2"><text:tab/><text:tab/>start_row += 1</text:p>
      <text:p text:style-name="P2"/>
      <text:p text:style-name="P2"><text:tab/><text:tab/>for i in range(start_row, end_row):</text:p>
      <text:p text:style-name="P2"><text:tab/><text:tab/><text:tab/>print(a[i][end_col - 1], end=" ")</text:p>
      <text:p text:style-name="P2"/>
      <text:p text:style-name="P2"><text:tab/><text:tab/>end_col -= 1</text:p>
      <text:p text:style-name="P2"/>
      <text:p text:style-name="P2"><text:tab/><text:tab/>if (start_row &lt; end_row):</text:p>
      <text:p text:style-name="P2"/>
      <text:p text:style-name="P2"><text:tab/><text:tab/><text:tab/>for i in range(end_col - 1, (start_col - 1), -1):</text:p>
      <text:p text:style-name="P2"><text:tab/><text:tab/><text:tab/><text:tab/>print(a[end_row - 1][i], end=" ")</text:p>
      <text:p text:style-name="P2"/>
      <text:p text:style-name="P2"><text:tab/><text:tab/><text:tab/>end_row -= 1</text:p>
      <text:p text:style-name="P2"/>
      <text:p text:style-name="P2"/>
      <text:p text:style-name="P2"><text:tab/><text:tab/>if (start_col &lt; end_col):</text:p>
      <text:p text:style-name="P2"><text:tab/><text:tab/><text:tab/>for i in range(end_row - 1, start_row - 1, -1):</text:p>
      <text:p text:style-name="P2"><text:tab/><text:tab/><text:tab/><text:tab/>print(a[i][start_col], end=" ")</text:p>
      <text:p text:style-name="P2"/>
      <text:p text:style-name="P2"><text:tab/><text:tab/><text:tab/>start_col += 1</text:p>
      <text:p text:style-name="P2"/>
      <text:p text:style-name="P2"/>
      <text:p text:style-name="P2"/>
      <text:p text:style-name="P2">myarray = [[1, 2, 3, 4], [5,6,7,8], [9,10,11,12], [13,14,15,16]]</text:p>
      <text:p text:style-name="P2"/>
      <text:p text:style-name="P2">ROWS = 4</text:p>
      <text:p text:style-name="P2">COLUMNS = 4</text:p>
      <text:p text:style-name="P2"/>
      <text:p text:style-name="P2">DisplaySpiral(ROWS, COLUMNS, myarray)</text:p>
      <text:p text:style-name="P2"/>
      <text:p text:style-name="P2"/>
      <text:p text:style-name="P2">________________________________________________________________________________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Question #2</text:p>
      <text:p text:style-name="P2"/>
      <text:p text:style-name="P2"/>
      <text:p text:style-name="P2">def MaxActivities(start , finish ):</text:p>
      <text:p text:style-name="P2"><text:tab/>total_activities = len(finish)</text:p>
      <text:p text:style-name="P2"><text:tab/>i = 0</text:p>
      <text:p text:style-name="P2"/>
      <text:p text:style-name="P2"><text:tab/>for j in range(total_activities):</text:p>
      <text:p text:style-name="P2"><text:tab/><text:tab/>if start[j] &gt;= finish[i]:</text:p>
      <text:p text:style-name="P2"><text:tab/><text:tab/><text:tab/>print (j)</text:p>
      <text:p text:style-name="P2"><text:tab/><text:tab/><text:tab/>i = j</text:p>
      <text:p text:style-name="P2"/>
      <text:p text:style-name="P2">start = [1 , 2]</text:p>
      <text:p text:style-name="P2">finish = [2 , 2]</text:p>
      <text:p text:style-name="P2">MaxActivities(start , finish)</text:p>
      <text:p text:style-name="P2"/>
      <text:p text:style-name="P2"/>
      <text:p text:style-name="P2"/>
      <text:p text:style-name="P2"/>
      <text:p text:style-name="P2"><text:line-break/><text:span text:style-name="T3">Question #3</text:span></text:p>
      <text:p text:style-name="Standard"/>
      <text:p text:style-name="Standard">def Min(a, b):</text:p>
      <text:p text:style-name="Standard"><text:s text:c="4"/>return min(a, b)</text:p>
      <text:p text:style-name="Standard"><text:s/></text:p>
      <text:p text:style-name="Standard"/>
      <text:p text:style-name="Standard">def MinInsertions(mystr, length):</text:p>
      <text:p text:style-name="Standard"><text:s/></text:p>
      <text:p text:style-name="Standard"><text:s text:c="4"/>table = [[0 for i in range(length)]</text:p>
      <text:p text:style-name="Standard"><text:s text:c="16"/>for i in range(length)]</text:p>
      <text:p text:style-name="Standard"><text:s text:c="4"/>l, h, gap = 0, 0, 0</text:p>
      <text:p text:style-name="Standard"><text:s/></text:p>
      <text:p text:style-name="Standard"><text:s text:c="4"/>for gap in range(1, length):</text:p>
      <text:p text:style-name="Standard"><text:s text:c="8"/>l = 0</text:p>
      <text:p text:style-name="Standard"><text:s text:c="8"/>for h in range(gap, length):</text:p>
      <text:p text:style-name="Standard"><text:s text:c="12"/>if mystr[l] == mystr[h]:</text:p>
      <text:p text:style-name="Standard"><text:s text:c="16"/>table[l][h] = table[l + 1][h - 1]</text:p>
      <text:p text:style-name="Standard"><text:s text:c="12"/>else:</text:p>
      <text:p text:style-name="Standard"><text:s text:c="16"/>table[l][h] = (Min(table[l][h - 1],</text:p>
      <text:p text:style-name="Standard"><text:s text:c="35"/>table[l + 1][h]) + 1)</text:p>
      <text:p text:style-name="Standard"><text:s text:c="12"/>l += 1</text:p>
      <text:p text:style-name="Standard"><text:s/></text:p>
      <text:p text:style-name="Standard"><text:s text:c="4"/>return table[0][length - 1];</text:p>
      <text:p text:style-name="Standard"><text:s/></text:p>
      <text:p text:style-name="Standard">mystr = "abcd"</text:p>
      <text:p text:style-name="Standard">length = len(mystr)</text:p>
      <text:p text:style-name="Standard">print(MinInsertions(mystr, length))</text:p>
      <text:p text:style-name="Standard"/>
      <text:p text:style-name="P6"/>
      <text:p text:style-name="P6"/>
      <text:p text:style-name="P6"><text:soft-page-break/></text:p>
      <text:p text:style-name="P5"><text:span text:style-name="T4">Question #4</text:span></text:p>
      <text:p text:style-name="P7"/>
      <text:p text:style-name="P7">def Maximum(a, N, K):</text:p>
      <text:p text:style-name="P7"><text:s/></text:p>
      <text:p text:style-name="P7"><text:s text:c="4"/>num = 0</text:p>
      <text:p text:style-name="P7"><text:s text:c="4"/>index = 0</text:p>
      <text:p text:style-name="P7"><text:s text:c="4"/>i = N-1</text:p>
      <text:p text:style-name="P7"><text:s text:c="4"/>while(i &gt;= index):</text:p>
      <text:p text:style-name="P7"><text:s/></text:p>
      <text:p text:style-name="P7"><text:s text:c="8"/>num += a[i]</text:p>
      <text:p text:style-name="P7"><text:s text:c="8"/>index += K</text:p>
      <text:p text:style-name="P7"><text:s text:c="8"/>i -= 1</text:p>
      <text:p text:style-name="P7"><text:s/></text:p>
      <text:p text:style-name="P7"><text:s text:c="4"/>return num</text:p>
      <text:p text:style-name="P7"><text:s text:c="4"/></text:p>
      <text:p text:style-name="P7"/>
      <text:p text:style-name="P7">def Minimum(a, N, K):</text:p>
      <text:p text:style-name="P7"><text:s/></text:p>
      <text:p text:style-name="P7"><text:s text:c="4"/>num = 0</text:p>
      <text:p text:style-name="P7"><text:s text:c="4"/>i = 0</text:p>
      <text:p text:style-name="P7"><text:s text:c="4"/></text:p>
      <text:p text:style-name="P7"><text:s text:c="4"/>while(N):</text:p>
      <text:p text:style-name="P7"><text:s/></text:p>
      <text:p text:style-name="P7"><text:s text:c="8"/>num += a[i]</text:p>
      <text:p text:style-name="P7"><text:s/></text:p>
      <text:p text:style-name="P7"><text:s text:c="8"/>N = N-K</text:p>
      <text:p text:style-name="P7"><text:s text:c="8"/>i += 1</text:p>
      <text:p text:style-name="P7"><text:s text:c="4"/>return num</text:p>
      <text:p text:style-name="P7"><text:s text:c="4"/></text:p>
      <text:p text:style-name="P7"><text:s text:c="4"/></text:p>
      <text:p text:style-name="P7"/>
      <text:p text:style-name="P7"><text:s/></text:p>
      <text:p text:style-name="P7">my_array = [3, 2, 1, 4]</text:p>
      <text:p text:style-name="P7">my_array.sort()</text:p>
      <text:p text:style-name="P7">K = 2</text:p>
      <text:p text:style-name="P7">N = len(my_array)</text:p>
      <text:p text:style-name="P7">print(Minimum(my_array, N, K))</text:p>
      <text:p text:style-name="P7">print(Maximum(my_array, N, K))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22:52:55.950539404</meta:creation-date>
    <dc:date>2021-07-18T23:41:59.420164551</dc:date>
    <meta:editing-duration>PT8M32S</meta:editing-duration>
    <meta:editing-cycles>1</meta:editing-cycles>
    <meta:document-statistic meta:table-count="0" meta:image-count="0" meta:object-count="0" meta:page-count="3" meta:paragraph-count="96" meta:word-count="293" meta:character-count="1997" meta:non-whitespace-character-count="1461"/>
    <meta:generator>LibreOffice/6.4.7.2$Linux_X86_64 LibreOffice_project/40$Build-2</meta:generator>
  </office:meta>
</office:document-meta>
</file>